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Times New Roman" svg:font-family="'Times New Roman'"/>
    <style:font-face style:name="Lucida Sans1" svg:font-family="'Lucida Sans'" style:font-family-generic="swiss"/>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0c05fb" officeooo:paragraph-rsid="000c05fb" style:font-size-asian="16pt" style:font-size-complex="16pt"/>
    </style:style>
    <style:style style:name="P2" style:family="paragraph" style:parent-style-name="Standard">
      <style:text-properties fo:font-size="16pt" style:text-underline-style="solid" style:text-underline-width="auto" style:text-underline-color="font-color" officeooo:paragraph-rsid="000c05fb" style:font-size-asian="16pt" style:font-size-complex="16pt"/>
    </style:style>
    <style:style style:name="P3" style:family="paragraph" style:parent-style-name="Standard">
      <style:text-properties officeooo:paragraph-rsid="00116ee7"/>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rsid="000ecc5e" officeooo:paragraph-rsid="00103dcd" style:font-size-asian="12pt" style:font-size-complex="12p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3pt" fo:letter-spacing="normal" fo:font-style="normal" style:text-underline-style="solid" style:text-underline-width="auto" style:text-underline-color="font-color" fo:font-weight="normal" officeooo:rsid="000ecc5e" officeooo:paragraph-rsid="000ecc5e" style:font-size-asian="13pt" style:font-size-complex="13pt"/>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1pt" fo:letter-spacing="normal" fo:font-style="normal" fo:font-weight="normal" officeooo:rsid="000ecc5e" officeooo:paragraph-rsid="00103dcd" style:font-size-asian="11pt" style:font-size-complex="11pt"/>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1pt" fo:letter-spacing="normal" fo:font-style="normal" style:text-underline-style="solid" style:text-underline-width="auto" style:text-underline-color="font-color" fo:font-weight="normal" officeooo:rsid="000ecc5e" officeooo:paragraph-rsid="000ecc5e" style:font-size-asian="11pt" style:font-size-complex="11pt"/>
    </style:style>
    <style:style style:name="P9" style:family="paragraph" style:parent-style-name="Text_20_body">
      <style:paragraph-properties fo:margin-left="0in" fo:margin-right="0in" fo:orphans="2" fo:widows="2" fo:text-indent="0in" style:auto-text-indent="false"/>
      <style:text-properties officeooo:rsid="000ecc5e" officeooo:paragraph-rsid="000ecc5e"/>
    </style:style>
    <style:style style:name="P10" style:family="paragraph" style:parent-style-name="Text_20_body">
      <style:paragraph-properties fo:margin-left="0in" fo:margin-right="0in" fo:orphans="2" fo:widows="2" fo:text-indent="0in" style:auto-text-indent="false"/>
      <style:text-properties fo:font-size="11pt" officeooo:paragraph-rsid="000da226" style:font-size-asian="11pt" style:font-size-complex="11pt"/>
    </style:style>
    <style:style style:name="P11" style:family="paragraph" style:parent-style-name="Text_20_body">
      <style:paragraph-properties fo:margin-left="0in" fo:margin-right="0in" fo:orphans="2" fo:widows="2" fo:text-indent="0in" style:auto-text-indent="false"/>
      <style:text-properties fo:font-size="11pt" officeooo:rsid="000ecc5e" officeooo:paragraph-rsid="000ecc5e" style:font-size-asian="11pt" style:font-size-complex="11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rsid="000ecc5e" officeooo:paragraph-rsid="00116ee7" style:font-size-asian="12pt" style:font-size-complex="12pt"/>
    </style:style>
    <style:style style:name="P13" style:family="paragraph" style:parent-style-name="Heading_20_3">
      <style:text-properties fo:font-variant="normal" fo:text-transform="none" fo:color="#000000" style:font-name="Times New Roman" fo:font-size="11pt" fo:letter-spacing="normal" fo:font-style="normal" officeooo:rsid="000c05fb" officeooo:paragraph-rsid="000c05fb" style:font-size-asian="11pt" style:font-size-complex="11pt"/>
    </style:style>
    <style:style style:name="P14" style:family="paragraph" style:parent-style-name="Text_20_body" style:list-style-name="L1">
      <style:paragraph-properties fo:orphans="2" fo:widows="2"/>
      <style:text-properties fo:font-variant="normal" fo:text-transform="none" fo:color="#000000" style:font-name="Times New Roman" fo:font-size="11pt" fo:letter-spacing="normal" fo:font-style="normal" fo:font-weight="normal" officeooo:rsid="000cfde4" officeooo:paragraph-rsid="000cfde4" style:font-size-asian="11pt" style:font-size-complex="11pt"/>
    </style:style>
    <style:style style:name="P15" style:family="paragraph" style:parent-style-name="Text_20_body" style:list-style-name="L1">
      <style:paragraph-properties fo:orphans="2" fo:widows="2"/>
      <style:text-properties fo:font-variant="normal" fo:text-transform="none" fo:color="#000000" style:font-name="Times New Roman" fo:font-size="11pt" fo:letter-spacing="normal" fo:font-style="normal" fo:font-weight="normal" officeooo:rsid="000c05fb" officeooo:paragraph-rsid="000c05fb" style:font-size-asian="11pt" style:font-size-complex="11pt"/>
    </style:style>
    <style:style style:name="T1" style:family="text">
      <style:text-properties officeooo:rsid="000c05fb"/>
    </style:style>
    <style:style style:name="T2" style:family="text">
      <style:text-properties fo:font-variant="normal" fo:text-transform="none" fo:color="#000000" style:font-name="Times New Roman" fo:letter-spacing="normal" fo:font-style="normal"/>
    </style:style>
    <style:style style:name="T3" style:family="text">
      <style:text-properties fo:font-variant="normal" fo:text-transform="none" fo:color="#000000" style:font-name="Times New Roman" fo:letter-spacing="normal" fo:font-style="normal" fo:font-weight="normal" officeooo:rsid="000cfde4"/>
    </style:style>
    <style:style style:name="T4" style:family="text">
      <style:text-properties fo:font-variant="normal" fo:text-transform="none" fo:color="#000000" style:font-name="Times New Roman" fo:letter-spacing="normal" fo:font-style="normal" fo:font-weight="normal" officeooo:rsid="000da226"/>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0da226" style:font-size-asian="12pt" style:font-size-complex="12pt"/>
    </style:style>
    <style:style style:name="T7" style:family="text">
      <style:text-properties fo:font-variant="normal" fo:text-transform="none" fo:color="#0000ff" style:font-name="Consolas" fo:letter-spacing="normal" fo:font-style="normal" fo:font-weight="normal" officeooo:rsid="000da226" fo:background-color="#ffffff" loext:char-shading-value="0"/>
    </style:style>
    <style:style style:name="T8" style:family="text">
      <style:text-properties officeooo:rsid="000cfde4"/>
    </style:style>
    <style:style style:name="T9" style:family="text">
      <style:text-properties fo:color="#0000ff" style:font-name="Consolas1" fo:background-color="#ffffff" loext:char-shading-value="0"/>
    </style:style>
    <style:style style:name="T10" style:family="text">
      <style:text-properties fo:color="#000000" style:font-name="Consolas1" fo:background-color="#ffffff" loext:char-shading-value="0"/>
    </style:style>
    <style:style style:name="T11" style:family="text">
      <style:text-properties fo:color="#000000" style:font-name="Consolas1" officeooo:rsid="000da226" fo:background-color="#ffffff" loext:char-shading-value="0"/>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officeooo:rsid="0007f763"/>
    </style:style>
    <style:style style:name="T14" style:family="text">
      <style:text-properties fo:font-size="11pt" style:font-size-asian="11pt" style:font-size-complex="11pt"/>
    </style:style>
    <style:style style:name="T15" style:family="text">
      <style:text-properties officeooo:rsid="0017c5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ab1 </text:span><text:span text:style-name="T2">Parallel and distributed programming</text:span></text:p>
      <text:p text:style-name="P1"/>
      <text:h text:style-name="P13" text:outline-level="3"><text:span text:style-name="T12">Supermarket inventory</text:span>:</text:h>
      <text:p text:style-name="P6">There are several types of products, each having a known, constant, unit price. In the begining, we know the quantity of each product.</text:p>
      <text:p text:style-name="P6">We must keep track of the quantity of each product, the amount of money (initially zero), and the list of bills, corresponding to sales. Each bill is a list of items and quantities sold in a single operation, and their total price.</text:p>
      <text:p text:style-name="P6">We have sale operations running concurrently, on several threads. Each sale decreases the amounts of available products (corresponding to the sold items), increases the amount of money, and adds a bill to a record of all sales.</text:p>
      <text:p text:style-name="P6">From time to time, as well as at the end, an inventory check operation shall be run. It shall check that all the sold products and all the money are justified by the recorded bills.</text:p>
      <text:list xml:id="list959151584" text:style-name="L1">
        <text:list-item>
          <text:p text:style-name="P14">Each product has a name and a price</text:p>
        </text:list-item>
        <text:list-item>
          <text:p text:style-name="P15">The shop has a list of static products mapped to a price, a list of bills, a dictionary mapping <text:span text:style-name="T8">each product to a quantity(the stock) and an income.</text:span></text:p>
        </text:list-item>
        <text:list-item>
          <text:p text:style-name="P15">Each thread has a<text:span text:style-name="T8">n ID, a list of products mapped to its quantity and total cost.</text:span></text:p>
        </text:list-item>
        <text:list-item>
          <text:p text:style-name="P14">All threads access the global list of products(from the shop) trying to buy products.</text:p>
        </text:list-item>
      </text:list>
      <text:p text:style-name="P10"><text:span text:style-name="T3">The synchronization is done at product level</text:span><text:span text:style-name="T4">(</text:span><text:span text:style-name="T9">lock</text:span><text:span text:style-name="T10"> (stockproducts[product])</text:span><text:span text:style-name="T11">) </text:span><text:span text:style-name="T3"><text:s/>whenever we want to add a product to a bill lock the quantity from the list of all products from the stock. </text:span><text:span text:style-name="T4">When we want to to a consistency check of all bills and stock we lock the products(</text:span><text:span text:style-name="T7">lock</text:span><text:span text:style-name="T10"> (products)</text:span><text:span text:style-name="T11">)</text:span><text:span text:style-name="T4"> =&gt; <text:s/>no addition to the bills can be made.</text:span></text:p>
      <text:p text:style-name="P9"><text:span text:style-name="T6">T</text:span><text:span text:style-name="T5">ests:</text:span></text:p>
      <text:p text:style-name="P3">------------------------------</text:p>
      <text:p text:style-name="P3">| <text:s text:c="4"/>Threads<text:tab/>| Time <text:s text:c="4"/><text:span text:style-name="T13">|</text:span></text:p>
      <text:p text:style-name="P3"><text:span text:style-name="T13">|</text:span><text:tab/><text:tab/><text:span text:style-name="T13">| </text:span>(ms) <text:s text:c="5"/>|</text:p>
      <text:p text:style-name="P3">------------------------------</text:p>
      <text:p text:style-name="P3">|<text:tab/>1<text:tab/>| <text:s text:c="2"/>10254 |</text:p>
      <text:p text:style-name="P3">|<text:tab/>2<text:tab/>| <text:s text:c="2"/>5359<text:span text:style-name="T15"> </text:span><text:s text:c="2"/>|</text:p>
      <text:p text:style-name="P3">|<text:tab/>4<text:tab/>| <text:s text:c="2"/>3028 <text:s text:c="2"/>|</text:p>
      <text:p text:style-name="P3">|<text:tab/>8<text:tab/>| <text:s text:c="2"/>2026<text:span text:style-name="T15"><text:tab/></text:span> <text:s text:c="2"/>|</text:p>
      <text:p text:style-name="P12">------------------------------</text:p>
      <text:p text:style-name="P5"/>
      <text:p text:style-name="P8">Laptop sepc:</text:p>
      <text:p text:style-name="P4"><text:span text:style-name="T14"><text:tab/>Processor:</text:span><text:a xlink:type="simple" xlink:href="https://ark.intel.com/products/122589/Intel-Core-i7-8550U-Processor-8M-Cache-up-to-4-00-GHz-" text:style-name="Internet_20_link" text:visited-style-name="Visited_20_Internet_20_Link"><text:span text:style-name="T14">Intel® Core™ i7-8550U Processor</text:span></text:a><text:span text:style-name="T14"> #of cores:4 #of threads:8</text:span></text:p>
      <text:p text:style-name="P7"><text:tab/>Max Turbo Frequency :4.00Ghz Processor Base Frequency: 1.8 Ghz Cache:8MB</text:p>
      <text:p text:style-name="P11"><text:tab/>RAM: 8GB 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Times New Roman" svg:font-family="'Times New Roman'"/>
    <style:font-face style:name="Lucida Sans1" svg:font-family="'Lucida Sans'" style:font-family-generic="swiss"/>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6:01:37.958000000</meta:creation-date>
    <dc:date>2018-10-22T23:20:42.548000000</dc:date>
    <meta:editing-duration>PT3H19M50S</meta:editing-duration>
    <meta:editing-cycles>9</meta:editing-cycles>
    <meta:generator>LibreOffice/6.0.4.2$Windows_X86_64 LibreOffice_project/9b0d9b32d5dcda91d2f1a96dc04c645c450872bf</meta:generator>
    <meta:document-statistic meta:table-count="0" meta:image-count="0" meta:object-count="0" meta:page-count="1" meta:paragraph-count="25" meta:word-count="327" meta:character-count="1882" meta:non-whitespace-character-count="1550"/>
  </office:meta>
</office:document-meta>
</file>